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2" calcext:value-type="float">
            <text:p>392</text:p>
          </table:table-cell>
          <table:table-cell table:style-name="ce7" table:formula="of:=COUNTIF([.B7:.B454];&quot;X&quot;)" office:value-type="float" office:value="332" calcext:value-type="float">
            <text:p>332</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20" calcext:value-type="float">
            <text:p>4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5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20:05:41.0807113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8T20:08:33.151629845</dc:date>
    <meta:editing-duration>PT13H2M13S</meta:editing-duration>
    <meta:editing-cycles>363</meta:editing-cycles>
    <meta:document-statistic meta:table-count="1" meta:cell-count="2343" meta:object-count="0"/>
  </office:meta>
</office:document-meta>
</file>